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Whitney" svg:font-family="Whitney, 'Helvetica Neue', Helvetica, Arial, sans-serif"/>
    <style:font-face style:name="inherit" svg:font-family="inherit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text-properties officeooo:rsid="0013bf29" officeooo:paragraph-rsid="0013bf29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66b3" style:font-name="Arial" fo:font-size="11pt" fo:font-style="normal" style:text-underline-style="none" fo:font-weight="normal" officeooo:rsid="00186a32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text-properties fo:font-variant="normal" fo:text-transform="none" fo:font-style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37%" fo:text-align="end" style:justify-single-word="false" fo:orphans="2" fo:widows="2" fo:text-indent="0cm" style:auto-text-indent="false"/>
      <style:text-properties fo:font-variant="normal" fo:text-transform="none" style:font-name="inherit" fo:font-size="8.25pt" fo:letter-spacing="normal" fo:font-style="normal" fo:font-weight="bold" loext:padding="0cm" loext:border="none"/>
    </style:style>
    <style:style style:name="P6" style:family="paragraph" style:parent-style-name="Numbering_20_2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Numbering_20_2">
      <style:text-properties style:use-window-font-color="true" style:font-name="Arial" fo:font-size="11pt" fo:font-style="normal" style:text-underline-style="none" fo:font-weight="normal" officeooo:paragraph-rsid="000dc3c5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Numbering_20_2" style:list-style-name="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Numbering_20_2">
      <style:text-properties style:use-window-font-color="true" style:font-name="Arial" fo:font-size="11pt" fo:font-style="normal" style:text-underline-style="none" fo:font-weight="normal" officeooo:paragraph-rsid="000f61f7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Numbering_20_2" style:list-style-name="Numbering_20_2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Numbering_20_2" style:list-style-name="">
      <style:text-properties fo:color="#0066b3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Numbering_20_2">
      <style:text-properties fo:color="#0066b3" style:font-name="Arial" fo:font-size="11pt" fo:font-style="normal" style:text-underline-style="none" fo:font-weight="normal" officeooo:paragraph-rsid="000dc3c5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Numbering_20_2">
      <style:text-properties fo:color="#0066b3" style:font-name="Arial" fo:font-size="11pt" fo:font-style="normal" style:text-underline-style="none" fo:font-weight="normal" officeooo:paragraph-rsid="000f61f7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Numbering_20_2" style:list-style-name="">
      <style:text-properties fo:color="#0066b3" style:font-name="Arial" fo:font-size="11pt" fo:font-style="normal" style:text-underline-style="none" fo:font-weight="normal" officeooo:rsid="0010bdd8" officeooo:paragraph-rsid="0010bdd8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Numbering_20_2">
      <style:text-properties fo:color="#0066b3" style:font-name="Arial" fo:font-size="11pt" fo:font-style="normal" style:text-underline-style="none" fo:font-weight="normal" officeooo:rsid="000f61f7" officeooo:paragraph-rsid="000f61f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Numbering_20_2" style:list-style-name="">
      <style:text-properties fo:color="#0066b3" style:font-name="Arial" fo:font-size="11pt" fo:font-style="normal" style:text-underline-style="none" fo:font-weight="normal" officeooo:rsid="0015bec7" officeooo:paragraph-rsid="0015bec7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Numbering_20_2">
      <style:text-properties fo:color="#0066b3" style:font-name="Arial" fo:font-size="11pt" fo:font-style="normal" style:text-underline-style="none" fo:font-weight="normal" officeooo:rsid="0016a999" officeooo:paragraph-rsid="0016a99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Numbering_20_2">
      <style:text-properties fo:color="#0066b3" style:font-name="Arial" fo:font-size="11pt" fo:font-style="normal" style:text-underline-style="none" fo:font-weight="normal" officeooo:rsid="00186a32" officeooo:paragraph-rsid="00186a3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Numbering_20_2" style:list-style-name="">
      <style:text-properties fo:color="#0066b3" style:font-name="Arial" fo:font-size="11pt" fo:font-style="normal" style:text-underline-style="none" fo:font-weight="normal" officeooo:rsid="00186a32" style:font-size-asian="11pt" style:font-style-asian="normal" style:font-weight-asian="normal" style:font-size-complex="11pt" style:font-style-complex="normal" style:font-weight-complex="normal" loext:padding="0cm" loext:border="none"/>
    </style:style>
    <style:style style:name="P20" style:family="paragraph" style:parent-style-name="Numbering_20_2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Numbering_20_2" style:list-style-name="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Numbering_20_2">
      <style:text-properties fo:color="#000000" style:font-name="Arial" fo:font-size="11pt" fo:font-style="normal" style:text-underline-style="none" fo:font-weight="normal" officeooo:paragraph-rsid="00186a32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Numbering_20_2" style:list-style-name="">
      <style:text-properties fo:color="#000000" style:font-name="Arial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ad4d5"/>
    </style:style>
    <style:style style:name="T6" style:family="text">
      <style:text-properties officeooo:rsid="000c8fde"/>
    </style:style>
    <style:style style:name="T7" style:family="text">
      <style:text-properties fo:color="#0066b3"/>
    </style:style>
    <style:style style:name="T8" style:family="text">
      <style:text-properties fo:color="#0066b3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66b3" fo:font-size="8pt" style:font-size-asian="8pt" style:font-size-complex="8pt"/>
    </style:style>
    <style:style style:name="T10" style:family="text">
      <style:text-properties fo:color="#0066b3" officeooo:rsid="00186a32" loext:padding="0cm" loext:border="none"/>
    </style:style>
    <style:style style:name="T11" style:family="text">
      <style:text-properties officeooo:rsid="00186a32" loext:padding="0cm" loext:border="none"/>
    </style:style>
    <style:style style:name="T12" style:family="text">
      <style:text-properties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 protocol Ethernet</text:h>
      <text:list xml:id="list3712871198" text:style-name="Numbering_20_1">
        <text:list-item>
          <text:p text:style-name="Numbering_20_1"><text:span text:style-name="Strong_20_Emphasis">Trames Ethernet unicast.</text:span></text:p>
        </text:list-item>
      </text:list>
      <text:list xml:id="list3552885646" text:style-name="Numbering_20_2">
        <text:list-item>
          <text:p text:style-name="P6">Fes un ping a una ip coneguda i captura la comunicació amb el programa Wireshark. Guarda la captura en un fitxer de tipus libpcap de nom trames.pcap</text:p>
          <text:p text:style-name="Numbering_20_2">A partir dels paquets capturats, respon:</text:p>
        </text:list-item>
        <text:list-item>
          <text:p text:style-name="P6">Quina adreça MAC té la màquina a la qual has fet ping?</text:p>
        </text:list-item>
      </text:list>
      <text:p text:style-name="P11"/>
      <text:p text:style-name="P11">24:41:8c:8f:7a:82</text:p>
      <text:p text:style-name="P11"/>
      <text:list xml:id="list211860109551665" text:continue-numbering="true" text:style-name="Numbering_20_2">
        <text:list-item>
          <text:p text:style-name="P7">De quina marca és la NIC de la màquina a la qual has fet ping? Quins dígits hexadecimals ho determinen?</text:p>
          <text:p text:style-name="P12"/>
          <text:p text:style-name="P12">Destination: IntelCor_8f:7a:82</text:p>
        </text:list-item>
      </text:list>
      <text:p text:style-name="P11"/>
      <text:list xml:id="list211860935817688" text:continue-numbering="true" text:style-name="Numbering_20_2">
        <text:list-item>
          <text:p text:style-name="P6">Quina adreça MAC té la teva màquina?</text:p>
        </text:list-item>
      </text:list>
      <text:p text:style-name="P8"/>
      <text:p text:style-name="P11">00:d8:61:74:86:f5</text:p>
      <text:p text:style-name="P8"/>
      <text:list xml:id="list211860815952523" text:continue-numbering="true" text:style-name="Numbering_20_2">
        <text:list-item>
          <text:p text:style-name="P6">De quina marca és la NIC de la teva màquina? Quins dígits hexadecimals ho determinen?</text:p>
        </text:list-item>
      </text:list>
      <text:p text:style-name="P8"/>
      <text:p text:style-name="P11">Micro-St_74:86:f5</text:p>
      <text:p text:style-name="P8"/>
      <text:list xml:id="list211861121217319" text:continue-numbering="true" text:style-name="Numbering_20_2">
        <text:list-item>
          <text:p text:style-name="P6">Fes un diagrama de la capçalera d'una trama Ethernet genèrica i digues quins valors té el primer dels teus paques capturats.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MAC de destino:<text:span text:style-name="T8">24:41:8c:8f:7a:82</text:span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MAC de origen:<text:span text:style-name="T8">00:d8:61:74:86:f5</text:span></text:p>
          </table:table-cell>
          <table:covered-table-cell/>
        </table:table-row>
        <table:table-row>
          <table:table-cell table:style-name="Tabla1.A3" office:value-type="string">
            <text:p text:style-name="P2">Tipo:<text:span text:style-name="T7">ICMP</text:span></text:p>
          </table:table-cell>
          <table:table-cell table:style-name="Tabla1.A2" office:value-type="string">
            <text:p text:style-name="P2">Datos: <text:span text:style-name="T9">ff:71:03:00:00:00:00:00:10:11:12:13:14:15:16:17:18:19:1a:1b:1c:1d:1e:1f:20:21:22:23:24:25:26:27:28:29:2a:2b:2c:2d:2e:2f:30:31:32:33:34:35:36:37</text:span></text:p>
          </table:table-cell>
        </table:table-row>
      </table:table>
      <text:p text:style-name="P8"/>
      <text:list xml:id="list211859815190901" text:continue-list="list3712871198" text:style-name="Numbering_20_1">
        <text:list-item>
          <text:p text:style-name="Numbering_20_1"><text:span text:style-name="Strong_20_Emphasis">Trames Ethernet broadcast.</text:span></text:p>
        </text:list-item>
      </text:list>
      <text:list xml:id="list211859987342328" text:continue-list="list211861121217319" text:style-name="Numbering_20_2">
        <text:list-item text:start-value="1">
          <text:p text:style-name="P6">Fes un ping a broadcast i captura la comunicació amb el programa Wireshark. Guarda la captura en un fitxer de tipus libpcap de nom tramesbr.pcap</text:p>
          <text:p text:style-name="P6">A partir dels paquets capturats, respon:</text:p>
        </text:list-item>
        <text:list-item>
          <text:p text:style-name="P6">Crea un filtre per tal de visualitzar les trames Ethernet que contenen els paquets ip que tu has enviat, no els que has rebut.</text:p>
        </text:list-item>
      </text:list>
      <text:p text:style-name="P8"/>
      <text:p text:style-name="P16">ip.src == 192.168.1.35 &amp;&amp; icmp</text:p>
      <text:p text:style-name="P16"/>
      <text:p text:style-name="P16">(mi ip es 192.168.1.35, se agrega el icmp para que captures los pings que he enviado)</text:p>
      <text:p text:style-name="P8"/>
      <text:list xml:id="list211860425970801" text:continue-numbering="true" text:style-name="Numbering_20_2">
        <text:list-header>
          <text:p text:style-name="P6">A partir d'un dels paquets obtinguts aplicant el filtre de l'apartat b., respon: </text:p>
        </text:list-header>
        <text:list-item>
          <text:p text:style-name="P9">A quina adreça MAC va destinat el paquet? Què vol dir?</text:p>
          <text:p text:style-name="P13"/>
          <text:p text:style-name="P13">ff:ff:ff:ff:ff:ff</text:p>
        </text:list-item>
      </text:list>
      <text:p text:style-name="P14">Esa dirección se refiere a todas las direcciones MAC de los dispositivos de la <text:s/>red.</text:p>
      <text:list xml:id="list211860371508055" text:continue-numbering="true" text:style-name="Numbering_20_2">
        <text:list-header>
          <text:p text:style-name="P15"><text:soft-page-break/></text:p>
        </text:list-header>
      </text:list>
      <text:p text:style-name="P8"/>
      <text:list xml:id="list211859424469074" text:continue-list="list211859815190901" text:style-name="Numbering_20_1">
        <text:list-item>
          <text:p text:style-name="Numbering_20_1"><text:span text:style-name="Strong_20_Emphasis">Construcció d'una trama unicast.</text:span></text:p>
          <text:p text:style-name="Numbering_20_1"><text:span text:style-name="Strong_20_Emphasis"><text:span text:style-name="T1">Els </text:span></text:span><text:span text:style-name="Strong_20_Emphasis"><text:span text:style-name="T2">switch </text:span></text:span><text:span text:style-name="Strong_20_Emphasis"><text:span text:style-name="T3">emmagatzemen a una taula les adreces MAC que </text:span></text:span><text:span text:style-name="Strong_20_Emphasis"><text:span text:style-name="T4">arriben</text:span></text:span><text:span text:style-name="Strong_20_Emphasis"><text:span text:style-name="T3"> per cada port (boca), la relacio desada és </text:span></text:span><text:span text:style-name="Strong_20_Emphasis"><text:span text:style-name="T2">MAC &lt;---&gt; número port</text:span></text:span><text:span text:style-name="Strong_20_Emphasis"><text:span text:style-name="T3"> . Fixem-nos que si el </text:span></text:span><text:span text:style-name="Strong_20_Emphasis"><text:span text:style-name="T2">pcX</text:span></text:span><text:span text:style-name="Strong_20_Emphasis"><text:span text:style-name="T3"> no ha enviat res al switch, aquest no té cap informació de la MAC d'aquest pcX. De manera que quan el switch ha d'enviar un paquet al </text:span></text:span><text:span text:style-name="Strong_20_Emphasis"><text:span text:style-name="T2">pcX</text:span></text:span><text:span text:style-name="Strong_20_Emphasis"><text:span text:style-name="T3"> no sap per quin port ho ha de fer. Com ho soluciona això el switch ? Enviant aquest paquet per a tots els ports del switch. A més, hem de tenir en compte que aquesta informació caduca cada cert temps.</text:span></text:span></text:p>
        </text:list-item>
      </text:list>
      <text:list xml:id="list211859507336911" text:continue-list="list211860371508055" text:style-name="Numbering_20_2">
        <text:list-item text:start-value="1">
          <text:p text:style-name="P10">Amb el programa packETH crea un paquet ICMP que vagi d'un origen A a un destí B qualsevol, utilitzant MACS reals relacionades amb IP's reals. <text:s/>Observa des de C</text:p>
        </text:list-item>
        <text:list-item>
          <text:p text:style-name="P10">Amb el programa packETH crea un paquet ICMP que vagi d'un origen A a un destí B qualsevol, utilitzant MACS fictícies <text:span text:style-name="T6">(les IP's reals). </text:span>Observa des de C. Hi ha diferències entre estar o no la targeta en mode promiscu ?</text:p>
        </text:list-item>
        <text:list-item>
          <text:p text:style-name="P20">Torna a fer l'exercici anterior en mode promiscu. Què s'ha de fer perquè els paquets que crees amb MAC's fictícies (entre A i B) ja no les pugui veure una altre ordinador (C) amb wireshark ? <text:span text:style-name="T6">(se suposa que A i B es posen d'acord)</text:span></text:p>
        </text:list-item>
      </text:list>
      <text:list xml:id="list211860406950578" text:continue-list="list211859424469074" text:style-name="Numbering_20_1">
        <text:list-item>
          <text:p text:style-name="Numbering_20_1"><text:span text:style-name="Strong_20_Emphasis">Filtres</text:span></text:p>
        </text:list-item>
      </text:list>
      <text:list xml:id="list211860322153928" text:continue-list="list211859507336911" text:style-name="Numbering_20_2">
        <text:list-header>
          <text:p text:style-name="P20">Fes els següents filtres per al programa Wireshark (a nivell de la capa 2):</text:p>
        </text:list-header>
        <text:list-item text:start-value="1">
          <text:p text:style-name="P20">Capturar tots els paquets que no siguin de tipus ip</text:p>
          <text:p text:style-name="P17">eth.type != 0x800</text:p>
        </text:list-item>
        <text:list-item>
          <text:p text:style-name="P20">Capturar tots els paquets que siguin de tipus ip i que provinguin de NICs de <text:span text:style-name="T5">FOXCONN</text:span></text:p>
          <text:p text:style-name="P17"/>
          <text:p text:style-name="P17">eth.type == 0x800 &amp;&amp; (eth.src[0:3] == 00:01:6c eth.src[0:3] == 00:15:58 eth.src[0:3] == 98:e7:9a</text:p>
          <text:p text:style-name="P17"/>
        </text:list-item>
        <text:list-item>
          <text:p text:style-name="P20">Capturar tots els paquets de tipus ip que vagin dirigits a la nostra màquina.</text:p>
          <text:p text:style-name="P20"/>
          <text:p text:style-name="P18">eth.type == 0x800 &amp;&amp; eth.dst == 192.168.1.35</text:p>
          <text:p text:style-name="P18"/>
        </text:list-item>
        <text:list-item>
          <text:p text:style-name="P22">Capturar tots els paquets de tipus ip dirigits a la nostra màquina i tots els paquets dirigits a una adreça multicast.</text:p>
          <text:p text:style-name="P22"><text:span text:style-name="T10"/></text:p>
          <text:p text:style-name="P22"><text:span text:style-name="T10">eth.type == 0x800 &amp;&amp; (eth.dst==mevamac ||eth.dst==ff:ff:ff:ff:ff:ff)</text:span></text:p>
        </text:list-item>
      </text:list>
      <text:p text:style-name="P21"/>
      <text:list xml:id="list211859403688244" text:continue-numbering="true" text:style-name="Numbering_20_2">
        <text:list-item>
          <text:p text:style-name="P20">Mostra només trafic a la xarxa (192.168.0.x) entre estacions de treball i servidors, no Internet.</text:p>
        </text:list-item>
      </text:list>
      <text:p text:style-name="P21"/>
      <text:p text:style-name="P19">ip.src==192.168.0.0/24 &amp;&amp; <text:s/>ip.dst==192.168.0.0/24</text:p>
      <text:p text:style-name="P21"/>
      <text:p text:style-name="P21"/>
      <text:p text:style-name="P21"/>
      <text:p text:style-name="P21">OBS1: És recomanable que feu un cop d'ull al següent enllaç</text:p>
      <text:p text:style-name="P21"><text:a xlink:type="simple" xlink:href="http://www.networksorcery.com/enp/protocol/IEEE8023.htm" text:style-name="Internet_20_link" text:visited-style-name="Visited_20_Internet_20_Link">http://www.networksorcery.com/enp/protocol/IEEE8023.htm</text:a></text:p>
      <text:p text:style-name="P21"/>
      <text:p text:style-name="P21">OBS2: Recordeu que per defecte Fedora ignora els pings a broadcast. Si volem canviar aquest comportament, com a root, hem de fer:</text:p>
      <text:p text:style-name="P23">echo 0 &gt;/proc/sys/net/ipv4/icmp_echo_ignore_broadcasts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Whitney" svg:font-family="Whitney, 'Helvetica Neue', Helvetica, Arial, sans-serif"/>
    <style:font-face style:name="inherit" svg:font-family="inherit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margin-top="0cm" fo:margin-bottom="0cm" loext:contextual-spacing="false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">
        <style:list-level-properties text:min-label-width="0.4cm"/>
        <style:text-properties style:font-name="StarSymbol"/>
      </text:list-level-style-bullet>
      <text:list-level-style-bullet text:level="2" text:style-name="Bullet_20_Symbols" text:bullet-char="">
        <style:list-level-properties text:space-before="0.401cm" text:min-label-width="0.4cm"/>
        <style:text-properties style:font-name="StarSymbol"/>
      </text:list-level-style-bullet>
      <text:list-level-style-bullet text:level="3" text:style-name="Bullet_20_Symbols" text:bullet-char="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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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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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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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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6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ramirez</meta:initial-creator>
    <meta:creation-date>2007-11-08T19:20:47</meta:creation-date>
    <dc:date>2020-05-19T21:18:58.962468058</dc:date>
    <dc:language>ca-ES</dc:language>
    <meta:editing-cycles>37</meta:editing-cycles>
    <meta:editing-duration>PT2H14M47S</meta:editing-duration>
    <meta:document-statistic meta:table-count="1" meta:image-count="0" meta:object-count="0" meta:page-count="2" meta:paragraph-count="49" meta:word-count="663" meta:character-count="3918" meta:non-whitespace-character-count="3332"/>
    <meta:user-defined meta:name="Info 1"/>
    <meta:user-defined meta:name="Info 2"/>
    <meta:user-defined meta:name="Info 3"/>
    <meta:user-defined meta:name="Info 4"/>
  </office:meta>
</office:document-meta>
</file>